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807in"/>
    </style:style>
    <style:style style:name="co4" style:family="table-column">
      <style:table-column-properties fo:break-before="auto" style:column-width="11.5472in"/>
    </style:style>
    <style:style style:name="co5" style:family="table-column">
      <style:table-column-properties fo:break-before="auto" style:column-width="2.53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Notes</text:p>
          </table:table-cell>
          <table:table-cell table:number-columns-repeated="1021"/>
        </table:table-row>
        <table:table-row table:style-name="ro2">
          <table:table-cell office:value-type="string">
            <text:p>Toaster Oven</text:p>
          </table:table-cell>
          <table:table-cell office:value-type="string">
            <text:p><text:a xlink:href="https://www.target.com/p/kitchensmith-toaster-oven-stainless-steel/-/A-53731699">https://www.target.com/p/kitchensmith-toaster-oven-stainless-steel/-/A-53731699</text:a></text:p>
          </table:table-cell>
          <table:table-cell table:number-columns-repeated="1022"/>
        </table:table-row>
        <table:table-row table:style-name="ro2">
          <table:table-cell office:value-type="string">
            <text:p>Arduino Uno</text:p>
          </table:table-cell>
          <table:table-cell office:value-type="string">
            <text:p><text:a xlink:href="https://smile.amazon.com/gp/product/B008GRTSV6/ref=ppx_yo_dt_b_asin_title_o05_s00?ie=UTF8&amp;psc=1">https://smile.amazon.com/gp/product/B008GRTSV6/ref=ppx_yo_dt_b_asin_title_o05_s00?ie=UTF8&amp;psc=1</text:a></text:p>
          </table:table-cell>
          <table:table-cell table:number-columns-repeated="1022"/>
        </table:table-row>
        <table:table-row table:style-name="ro2">
          <table:table-cell office:value-type="string">
            <text:p>I2C Thermocouple</text:p>
          </table:table-cell>
          <table:table-cell office:value-type="string">
            <text:p><text:a xlink:href="https://smile.amazon.com/gp/product/B01HT871SO/ref=ppx_yo_dt_b_asin_title_o00_s00?ie=UTF8&amp;psc=1">https://smile.amazon.com/gp/product/B01HT871SO/ref=ppx_yo_dt_b_asin_title_o00_s00?ie=UTF8&amp;psc=1</text:a> </text:p>
          </table:table-cell>
          <table:table-cell table:number-columns-repeated="1022"/>
        </table:table-row>
        <table:table-row table:style-name="ro2">
          <table:table-cell office:value-type="string">
            <text:p>Multi Channel Servo Motor Driver</text:p>
          </table:table-cell>
          <table:table-cell office:value-type="string">
            <text:p><text:a xlink:href="https://smile.amazon.com/gp/product/B01D1D0CX2/ref=ppx_yo_dt_b_search_asin_title?ie=UTF8&amp;psc=1">https://smile.amazon.com/gp/product/B01D1D0CX2/ref=ppx_yo_dt_b_search_asin_title?ie=UTF8&amp;psc=1</text:a> </text:p>
          </table:table-cell>
          <table:table-cell table:number-columns-repeated="1022"/>
        </table:table-row>
        <table:table-row table:style-name="ro2">
          <table:table-cell office:value-type="string">
            <text:p>Servo Motors</text:p>
          </table:table-cell>
          <table:table-cell office:value-type="string">
            <text:p><text:a xlink:href="https://smile.amazon.com/gp/product/B07NQJ1VZ2/ref=ppx_yo_dt_b_search_asin_title?ie=UTF8&amp;psc=1">https://smile.amazon.com/gp/product/B07NQJ1VZ2/ref=ppx_yo_dt_b_search_asin_title?ie=UTF8&amp;psc=1</text:a> </text:p>
          </table:table-cell>
          <table:table-cell table:number-columns-repeated="1022"/>
        </table:table-row>
        <table:table-row table:style-name="ro2">
          <table:table-cell office:value-type="string">
            <text:p>Power Supply</text:p>
          </table:table-cell>
          <table:table-cell office:value-type="string">
            <text:p><text:a xlink:href="https://smile.amazon.com/BOLWEO-100-240V-Wireless-Connector-5-5mmx2-1mm/dp/B0719GY29M/ref=sr_1_4?dchild=1&amp;keywords=5V+power+supply&amp;qid=1602442660&amp;sr=8-4">https://smile.amazon.com/BOLWEO-100-240V-Wireless-Connector-5-5mmx2-1mm/dp/B0719GY29M/ref=sr_1_4?dchild=1&amp;keywords=5V+power+supply&amp;qid=1602442660&amp;sr=8-4</text:a> </text:p>
          </table:table-cell>
          <table:table-cell office:value-type="string">
            <text:p>I have not tested with this model.</text:p>
          </table:table-cell>
          <table:table-cell table:number-columns-repeated="1021"/>
        </table:table-row>
        <table:table-row table:style-name="ro1">
          <table:table-cell office:value-type="string">
            <text:p>Super Glue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1">10/11/2020</text:date>, <text:time>12:2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0T16:26:29.11</meta:creation-date>
    <dc:date>2020-10-11T12:25:27.51</dc:date>
    <meta:editing-duration>PT9M52S</meta:editing-duration>
    <meta:editing-cycles>3</meta:editing-cycles>
    <meta:generator>OpenOffice/4.1.7$Win32 OpenOffice.org_project/417m1$Build-9800</meta:generator>
    <meta:document-statistic meta:table-count="3" meta:cell-count="17" meta:object-count="0"/>
  </office:meta>
</office:document-meta>
</file>